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3.217cm"/>
    </style:style>
    <style:style style:name="co14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 table:number-rows-repeated="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1:5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1:52:30.06</dc:date>
    <meta:editing-duration>PT4H44M38S</meta:editing-duration>
    <meta:editing-cycles>29</meta:editing-cycles>
    <meta:generator>OpenOffice/4.1.7$Win32 OpenOffice.org_project/417m1$Build-9800</meta:generator>
    <meta:document-statistic meta:table-count="3" meta:cell-count="131" meta:object-count="0"/>
  </office:meta>
</office:document-meta>
</file>